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name-asian="標楷體" style:font-size-asian="18pt" style:language-asian="zh" style:country-asian="TW" style:font-size-complex="18pt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標楷體" fo:font-size="14pt" fo:letter-spacing="normal" style:font-name-asian="標楷體" style:font-size-asian="14pt" style:language-asian="zh" style:country-asian="TW" style:font-style-asian="normal" style:font-weight-asian="normal" style:font-size-complex="14pt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style:font-name="標楷體" fo:font-size="14pt" style:font-name-asian="標楷體" style:font-size-asian="14pt" style:language-asian="zh" style:country-asian="TW" style:font-size-complex="14pt"/>
    </style:style>
    <style:style style:name="P5" style:family="paragraph" style:parent-style-name="Standard" style:list-style-name="L5">
      <style:paragraph-properties fo:line-height="150%" fo:text-align="start" style:justify-single-word="false"/>
      <style:text-properties style:font-name="標楷體" fo:font-size="14pt" style:font-name-asian="標楷體" style:font-size-asian="14pt" style:language-asian="zh" style:country-asian="TW" style:font-size-complex="14pt"/>
    </style:style>
    <style:style style:name="P6" style:family="paragraph" style:parent-style-name="Standard" style:list-style-name="L5">
      <style:paragraph-properties fo:line-height="150%" fo:text-align="start" style:justify-single-word="false"/>
      <style:text-properties style:font-name="標楷體" fo:font-size="14pt" fo:font-weight="normal" style:font-name-asian="標楷體" style:font-size-asian="14pt" style:font-weight-asian="normal" style:font-size-complex="14pt" style:font-weight-complex="normal"/>
    </style:style>
    <style:style style:name="P7" style:family="paragraph" style:parent-style-name="Standard" style:list-style-name="L5">
      <style:paragraph-properties fo:line-height="150%" fo:text-align="start" style:justify-single-word="false"/>
      <style:text-properties style:font-name="標楷體" fo:font-size="14pt" fo:font-weight="normal" style:font-name-asian="標楷體" style:font-size-asian="14pt" style:language-asian="zh" style:country-asian="TW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start" style:justify-single-word="false"/>
      <style:text-properties fo:font-size="14pt" style:font-name-asian="標楷體" style:font-size-asian="14pt" style:language-asian="zh" style:country-asian="TW" style:font-size-complex="14pt"/>
    </style:style>
    <style:style style:name="P9" style:family="paragraph" style:parent-style-name="Standard" style:list-style-name="L3">
      <style:paragraph-properties fo:line-height="150%" fo:text-align="start" style:justify-single-word="false"/>
      <style:text-properties fo:font-size="14pt" style:font-name-asian="標楷體" style:font-size-asian="14pt" style:language-asian="zh" style:country-asian="TW" style:font-size-complex="14pt"/>
    </style:style>
    <style:style style:name="P10" style:family="paragraph" style:parent-style-name="Standard" style:list-style-name="L4">
      <style:paragraph-properties fo:line-height="150%" fo:text-align="start" style:justify-single-word="false"/>
      <style:text-properties fo:font-size="14pt" style:font-name-asian="標楷體" style:font-size-asian="14pt" style:language-asian="zh" style:country-asian="TW" style:font-size-complex="14pt"/>
    </style:style>
    <style:style style:name="P11" style:family="paragraph" style:parent-style-name="Standard" style:list-style-name="L3">
      <style:paragraph-properties fo:line-height="150%" fo:text-align="start" style:justify-single-word="false"/>
    </style:style>
    <style:style style:name="P12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4pt" fo:letter-spacing="0.049cm" fo:language="en" fo:country="US" style:font-name-asian="標楷體" style:font-size-asian="14pt" style:language-asian="zh" style:country-asian="TW" style:font-size-complex="14pt"/>
    </style:style>
    <style:style style:name="T1" style:family="text">
      <style:text-properties style:language-asian="zh" style:country-asian="TW"/>
    </style:style>
    <style:style style:name="T2" style:family="text">
      <style:text-properties fo:font-size="14pt" style:font-name-asian="標楷體" style:font-size-asian="14pt" style:language-asian="zh" style:country-asian="TW" style:font-size-complex="14pt"/>
    </style:style>
    <style:style style:name="T3" style:family="text">
      <style:text-properties fo:font-variant="normal" fo:text-transform="none" fo:color="#000000" fo:letter-spacing="normal" style:language-asian="zh" style:country-asian="TW" style:font-style-asian="normal"/>
    </style:style>
    <style:style style:name="T4" style:family="text">
      <style:text-properties style:font-name="標楷體"/>
    </style:style>
    <style:style style:name="T5" style:family="text">
      <style:text-properties style:font-name="Times New Roman1" fo:font-size="14pt" fo:letter-spacing="0.049cm" fo:language="en" fo:country="US" style:font-name-asian="標楷體" style:font-size-asian="14pt" style:language-asian="zh" style:country-asian="TW" style:font-size-complex="14pt"/>
    </style:style>
    <style:style style:name="T6" style:family="text">
      <style:text-properties fo:language="en" fo:country="US"/>
    </style:style>
    <text:list-style style:name="L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97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97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、" style:num-format="一, 二, 三, ..." text:start-value="6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nothing" fo:text-indent="-1.529cm" fo:margin-left="2.17cm"/>
        </style:list-level-properties>
      </text:list-level-style-number>
      <text:list-level-style-number text:level="3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基隆市安樂地政事務所</text:p>
      <text:p text:style-name="P2">105年度10月份第1次主管會議紀錄</text:p>
      <text:p text:style-name="P2"/>
      <text:list xml:id="list8670621145781191649" text:style-name="L1">
        <text:list-item>
          <text:p text:style-name="P4">時間：中華民國105年10月12日下午2時整</text:p>
        </text:list-item>
        <text:list-item>
          <text:p text:style-name="P4">地點：三樓民眾談室</text:p>
        </text:list-item>
        <text:list-item>
          <text:p text:style-name="P4">主席：李主任慶華</text:p>
        </text:list-item>
        <text:list-item>
          <text:p text:style-name="P4">出席人員：張乃文、周力行、李美玲、潘惠婉 <text:s text:c="11"/>紀錄：陳苑蒨</text:p>
        </text:list-item>
        <text:list-item>
          <text:p text:style-name="P4">各單位報告事項：</text:p>
        </text:list-item>
      </text:list>
      <text:list xml:id="list5098721261066973268" text:style-name="L2">
        <text:list-item>
          <text:p text:style-name="P8">第一課</text:p>
        </text:list-item>
      </text:list>
      <text:list xml:id="list1813113683423418590" text:style-name="L3">
        <text:list-item>
          <text:p text:style-name="P9">本課105年9月業務推動情形如下：</text:p>
          <text:list>
            <text:list-item>
              <text:list>
                <text:list-item>
                  <text:p text:style-name="P9">登記案件(含一般、速件、限制登記)：2,065件，較105年8月少505件【105年8月：2,570件】。</text:p>
                </text:list-item>
                <text:list-item>
                  <text:p text:style-name="P9">午休諮詢不打烊服務：298件，較105年8月少88件【105年8月：386件】。</text:p>
                </text:list-item>
                <text:list-item>
                  <text:p text:style-name="P9">到府服務案件：0件。</text:p>
                </text:list-item>
                <text:list-item>
                  <text:p text:style-name="P9">延長服務預約領件：0件</text:p>
                </text:list-item>
              </text:list>
            </text:list-item>
          </text:list>
        </text:list-item>
        <text:list-item>
          <text:p text:style-name="P9">本課截至今日各年度未領案件數量計：86年至100年共24件、101年2件、102年8件、103年2件、104年12件(較8月少2件)，持續通知領件。</text:p>
        </text:list-item>
        <text:list-item>
          <text:p text:style-name="P9">本課105年9月受理人民申請退還當年度屬2萬元以下之地政規費案件計2件，皆依規定當場領訖。</text:p>
        </text:list-item>
        <text:list-item>
          <text:p text:style-name="P9">本課105年9月更正登案：合計21件，其中：</text:p>
          <text:list>
            <text:list-item>
              <text:list>
                <text:list-item>
                  <text:p text:style-name="P9">歷史資料錯誤與他機關單位囑託：3件。</text:p>
                </text:list-item>
                <text:list-item>
                  <text:p text:style-name="P9">現行登記錯誤：2件</text:p>
                </text:list-item>
                <text:list-item>
                  <text:p text:style-name="P9">其餘為隨案加掛更正。</text:p>
                </text:list-item>
              </text:list>
            </text:list-item>
          </text:list>
        </text:list-item>
        <text:list-item>
          <text:p text:style-name="P9">本課9月暫存列管公文0件。</text:p>
        </text:list-item>
        <text:list-item>
          <text:p text:style-name="P9"><text:soft-page-break/>業務抽查8件(計有謄本、登記收件簿、書狀補給、建物所有權第一次登記)，無嚴重缺失。</text:p>
        </text:list-item>
        <text:list-item>
          <text:p text:style-name="P11"><text:span text:style-name="T2">本課9月：</text:span><text:span text:style-name="T5">投訴事件0件、創新服務4件、流程簡化5件。</text:span></text:p>
        </text:list-item>
        <text:list-item>
          <text:p text:style-name="P12">本課10月份法令研討暫訂於14、21日辦理。</text:p>
        </text:list-item>
      </text:list>
      <text:list xml:id="list35533962" text:continue-list="list5098721261066973268" text:style-name="L2">
        <text:list-item>
          <text:p text:style-name="P8">第二課</text:p>
          <text:list>
            <text:list-item>
              <text:p text:style-name="P8">本課105年9月土地複丈案件計有：</text:p>
              <text:list>
                <text:list-item>
                  <text:p text:style-name="P8">土地鑑界案14件20筆。</text:p>
                </text:list-item>
                <text:list-item>
                  <text:p text:style-name="P8">土地分割案6件6筆。</text:p>
                </text:list-item>
              </text:list>
              <text:p text:style-name="P8">合計20件26筆。</text:p>
              <text:p text:style-name="P8">界標銷售宅配9件14筆54支，實埋40支，平均每筆銷售2.07支，平均每筆實埋1.53支。</text:p>
            </text:list-item>
            <text:list-item>
              <text:p text:style-name="P8">本課105年9月人民申請退還複丈規費案件5件，當年度2萬元以下5件，均已領訖。</text:p>
            </text:list-item>
            <text:list-item>
              <text:p text:style-name="P8">本月本所基線場經緯儀觀測檢校一事，業於10月3日辦理完竣。</text:p>
            </text:list-item>
          </text:list>
        </text:list-item>
        <text:list-item>
          <text:p text:style-name="P8">第三課</text:p>
          <text:list>
            <text:list-item>
              <text:p text:style-name="P8">送交總務之本所105年9月奉核以零用金支付案件共25件，均已領取；另本所105年9月無2萬元以上及跨年度退費申請案。</text:p>
            </text:list-item>
            <text:list-item>
              <text:p text:style-name="P8">本課105年9月無民眾投訴，「電話代查公告現值創新服務」、「網路申請歷年公告地價資料」及「網路申請檔案閱覽抄錄複製」業於網路宣導，電話代查服務105年9月共服務5件。</text:p>
            </text:list-item>
            <text:list-item>
              <text:p text:style-name="P8">本課105年下半年地價指數作業成果業已報府；另106年公告土地現值作業刻正辦理中。</text:p>
            </text:list-item>
            <text:list-item>
              <text:p text:style-name="P8">為廣納民意作為年度地價作業參考，本所106年公告土地現值作業說明會，訂於10月27日下午2時30分舉行，恭請主任主持。</text:p>
            </text:list-item>
          </text:list>
        </text:list-item>
        <text:list-item>
          <text:p text:style-name="P8">人事</text:p>
          <text:list>
            <text:list-item>
              <text:p text:style-name="P8"><text:soft-page-break/>為響應政府節能減碳永續發展政策，行政院人事行政總處全球資訊網之「辦公日曆表」專區（<text:span text:style-name="T6">http</text:span>：<text:span text:style-name="T6">//www.dgpa.gov.tw</text:span>）提供多元設計圖樣之<text:span text:style-name="T6">106</text:span>年辦公日曆表圖檔，同仁如有需要，惠請自行下載使用。 </text:p>
            </text:list-item>
            <text:list-item>
              <text:p text:style-name="P8">有關銓敘部函釋公務人員得否為其同性伴侶請家庭照顧假疑義案，惠請逕至本所差勤系統佈告欄查閱。</text:p>
            </text:list-item>
            <text:list-item>
              <text:p text:style-name="P8">提醒同仁及早規劃休假行程，請領休假補助費；另外符合請領未休假加班費資格之同仁，如尚未至差勤系統辦理者，儘速上網辦理。 </text:p>
            </text:list-item>
            <text:list-item>
              <text:p text:style-name="P8">惠請轉知本年度數位學習時數未達<text:span text:style-name="T6">12</text:span>小時之同仁，上網學習。 <text:s text:c="3"/></text:p>
            </text:list-item>
          </text:list>
        </text:list-item>
        <text:list-item>
          <text:p text:style-name="P8">會計</text:p>
          <text:list>
            <text:list-item>
              <text:p text:style-name="P8">本所106年度單位預算書已印製完成，有關10萬元以上補充說明及新增列預算項目說明，將於市議會會期前提送議會。<text:span text:style-name="T4"> </text:span></text:p>
            </text:list-item>
          </text:list>
        </text:list-item>
        <text:list-item>
          <text:p text:style-name="P8">政風</text:p>
          <text:list>
            <text:list-item>
              <text:p text:style-name="P8">有關基隆市政府暨所屬機關學校105年公職人員財產申報暨利益衝突迴避法研習乙案，本所排訂10月17日下午參訓，由於本年度申報系統有重大功能更新，為維護申報財產義務人之權益，務請參訓人員踴躍參加。</text:p>
            </text:list-item>
          </text:list>
        </text:list-item>
        <text:list-item>
          <text:p text:style-name="P8">研考</text:p>
        </text:list-item>
      </text:list>
      <text:list xml:id="list9196734071170418251" text:style-name="L4">
        <text:list-item>
          <text:list>
            <text:list-item>
              <text:p text:style-name="P10">本年度「為民服務滿意度問卷調查」及「員工滿意度問卷調查」已辦理完竣，刻正統計調查結果並撰寫分析報告中。 </text:p>
            </text:list-item>
            <text:list-item>
              <text:p text:style-name="P10">本所<text:span text:style-name="T6">105</text:span>年第<text:span text:style-name="T6">3</text:span>季跨機關電話禮貌測試平均成績為<text:span text:style-name="T6">94.86(</text:span>稅務局<text:span text:style-name="T6">92</text:span>、信義所<text:span text:style-name="T6">94.78</text:span>、中和所<text:span text:style-name="T6">96.33</text:span>、瑞芳所<text:span text:style-name="T6">96.33)</text:span>，部分同仁於接聽電話時未報姓氏、轉接電話時未告知轉接分機及承辦人員姓氏、結速通話時未使用禮貌性用語，請同仁注意並改進。 </text:p>
            </text:list-item>
          </text:list>
        </text:list-item>
      </text:list>
      <text:list xml:id="list416900834072790036" text:style-name="L5">
        <text:list-item>
          <text:p text:style-name="P5">主席指示事項</text:p>
          <text:list>
            <text:list-item>
              <text:p text:style-name="P6"><text:bookmark text:name="yui_3_16_0_ym19_1_1476771916473_2267"/><text:bookmark text:name="yui_3_16_0_ym19_1_1476771916473_2265"/><text:span text:style-name="T3">非都土地第一次測量登記會勘公文，二課務必通知三課參加，以便一</text:span><text:soft-page-break/><text:span text:style-name="T3">次完成非都市土地補辦編定工作。</text:span><text:span text:style-name="T3"> </text:span></text:p>
            </text:list-item>
            <text:list-item>
              <text:p text:style-name="P6"><text:bookmark text:name="yui_3_16_0_ym19_1_1476771916473_2270"/><text:bookmark text:name="yui_3_16_0_ym19_1_1476771916473_2268"/><text:span text:style-name="T3">線上公文各位課長均依先前規定傳送主任時一併電話告知，以爭取時效，紙本案件亦請如此，課長批完要儘快陳送主任，不可拖延。 </text:span></text:p>
            </text:list-item>
            <text:list-item>
              <text:p text:style-name="P6"><text:bookmark text:name="yui_3_16_0_ym19_1_1476771916473_2273"/><text:bookmark text:name="yui_3_16_0_ym19_1_1476771916473_2271"/>連日豪雨測量延期案件陸續產生，請二課注意內外業的處理時限。 </text:p>
            </text:list-item>
            <text:list-item>
              <text:p text:style-name="P6"><text:bookmark text:name="yui_3_16_0_ym19_1_1476771916473_2274"/><text:bookmark text:name="yui_3_16_0_ym19_1_1476771916473_2275"/>一課又有影印機夾紙致規費聯單跳號，為免民眾等<text:span text:style-name="T1">候</text:span>，請課長爾後汰換機器時，收費櫃台之影印機注意品牌的選取。 </text:p>
            </text:list-item>
            <text:list-item>
              <text:p text:style-name="P6"><text:bookmark text:name="yui_3_16_0_ym19_1_1476771916473_2279"/><text:bookmark text:name="yui_3_16_0_ym19_1_1476771916473_2277"/>課長公差、請假，除臨時發生者外，請事先告知職務代理人，以利職務銜接。 </text:p>
            </text:list-item>
            <text:list-item>
              <text:p text:style-name="P7">106年預算10萬元以上補充說明及新增列預算項目說明為二課辦理重測部分，請事先準備相關資料提送議會。</text:p>
            </text:list-item>
            <text:list-item>
              <text:p text:style-name="P7">本年度數位學習時數未達<text:span text:style-name="T6">12</text:span>小時之同仁，請儘速上網學習。</text:p>
            </text:list-item>
          </text:list>
        </text:list-item>
      </text:list>
      <text:p text:style-name="P3"/>
      <text:list xml:id="list35516122" text:continue-numbering="true" text:style-name="L5">
        <text:list-item>
          <text:p text:style-name="P5">散會：下午2時40分</text:p>
          <text:list>
            <text:list-header>
              <text:p text:style-name="P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ize="14pt" style:font-name-asian="標楷體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asian="zh" style:country-asian="T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span text:style-name="MT1"><text:page-count>4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登記課 安樂地政</meta:initial-creator>
    <meta:creation-date>2016-06-29T13:28:16.62</meta:creation-date>
    <dc:date>2016-10-18T15:34:43.40</dc:date>
    <dc:creator>登記課 安樂地政</dc:creator>
    <meta:editing-duration>PT8H4M11S</meta:editing-duration>
    <meta:editing-cycles>31</meta:editing-cycles>
    <meta:generator>OpenOffice/4.1.2$Win32 OpenOffice.org_project/412m3$Build-9782</meta:generator>
    <meta:document-statistic meta:table-count="0" meta:image-count="0" meta:object-count="0" meta:page-count="4" meta:paragraph-count="58" meta:word-count="1718" meta:character-count="1953"/>
  </office:meta>
</office:document-meta>
</file>